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verdana"/>
    </style:style>
    <style:style style:name="P2" style:family="paragraph" style:parent-style-name="Text_20_body">
      <style:text-properties style:font-name="verdana" fo:font-size="10pt" style:font-size-asian="10pt" style:font-size-complex="10pt"/>
    </style:style>
    <style:style style:name="P3" style:family="paragraph" style:parent-style-name="Text_20_body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Preformatted_20_Text">
      <style:text-properties style:font-name="Courier 10 Pitch" fo:font-size="10pt" style:font-size-asian="10pt" style:font-size-complex="10pt"/>
    </style:style>
    <style:style style:name="P7" style:family="paragraph" style:parent-style-name="Preformatted_20_Text">
      <style:paragraph-properties fo:margin-top="0in" fo:margin-bottom="0.1965in"/>
    </style:style>
    <style:style style:name="P8" style:family="paragraph" style:parent-style-name="Preformatted_20_Text">
      <style:paragraph-properties fo:margin-top="0in" fo:margin-bottom="0.1965in"/>
      <style:text-properties style:font-name="Courier 10 Pitch" fo:font-size="10pt" style:font-size-asian="10pt" style:font-size-complex="10pt"/>
    </style:style>
    <style:style style:name="P9" style:family="paragraph" style:parent-style-name="Text_20_body">
      <style:text-properties style:font-name="verdana" fo:font-size="10pt" style:font-size-asian="10pt" style:font-size-complex="10pt"/>
    </style:style>
    <style:style style:name="P10" style:family="paragraph" style:parent-style-name="Text_20_body" style:list-style-name="L1">
      <style:text-properties style:font-name="verdana" fo:font-size="10pt" style:font-size-asian="10pt" style:font-size-complex="10pt"/>
    </style:style>
    <style:style style:name="P11" style:family="paragraph" style:parent-style-name="Text_20_body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 style:list-style-name="L1">
      <style:paragraph-properties fo:margin-top="0in" fo:margin-bottom="0in"/>
    </style:style>
    <style:style style:name="P15" style:family="paragraph" style:parent-style-name="Text_20_body" style:list-style-name="L1">
      <style:paragraph-properties fo:margin-top="0in" fo:margin-bottom="0in"/>
      <style:text-properties style:font-name="verdana" fo:font-size="10pt" style:font-size-asian="10pt" style:font-size-complex="10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">Pre assessment!</text:span></text:span></text:p>
      <text:p text:style-name="P2">Please take a few minutes to fill out this pre-assessment:</text:p>
      <text:p text:style-name="Text_20_body"><text:a xlink:type="simple" xlink:href="https://docs.google.com/forms/d/1UeiJxPD1PMOJQ11CvqBjUnv2mDC9iYv8QELvgG61lp0/viewform"><text:span text:style-name="T2">https://docs.google.com/forms/d/1UeiJxPD1PMOJQ11CvqBjUnv2mDC9iYv8QELvgG61lp0/viewform</text:span></text:a></text:p>
      <text:p text:style-name="P5"><text:span text:style-name="T1">or if you're typing this in: </text:span><text:a xlink:type="simple" xlink:href="http://bit.ly/1dlXXz1"><text:span text:style-name="T1">http://bit.ly/1dlXXz1</text:span></text:a></text:p>
      <text:p text:style-name="Text_20_body"><text:span text:style-name="Strong_20_Emphasis"><text:span text:style-name="T2">Prep for class</text:span></text:span></text:p>
      <text:p text:style-name="P2">There are a few things you can do before class if you want to get a head start. You don't have to do any of this to participate, and you'll be working in pairs.</text:p>
      <text:p text:style-name="Text_20_body"><text:span text:style-name="Emphasis"><text:span text:style-name="T2">If you have never been to a PyLadies meetup before</text:span></text:span><text:span text:style-name="Strong_20_Emphasis"><text:span text:style-name="T2">: </text:span></text:span></text:p>
      <text:p text:style-name="P2">Totally not a problem! There are a few things you'll need on your laptop to play along:</text:p>
      <text:p text:style-name="Preformatted_20_Text"><text:span text:style-name="T4"><text:s text:c="4"/>Python </text:span><text:a xlink:type="simple" xlink:href="http://python.org/download/" office:target-frame-name="_blank" xlink:show="new"><text:span text:style-name="T4">http://python.org/download/</text:span></text:a></text:p>
      <text:p text:style-name="P7"><text:span text:style-name="T4"><text:s text:c="4"/>easy_install: </text:span><text:a xlink:type="simple" xlink:href="http://pypi.python.org/pypi/setuptools"><text:span text:style-name="T4">http://pypi.python.org/pypi/setuptools</text:span></text:a><text:span text:style-name="T4"><text:line-break/> <text:s text:c="3"/>git: </text:span><text:a xlink:type="simple" xlink:href="https://help.github.com/articles/set-up-git"><text:span text:style-name="T4">https://help.github.com/articles/set-up-git</text:span></text:a></text:p>
      <text:p text:style-name="P2">If you have any trouble getting Python or easy_install on your computer, just let us know when you arrive.</text:p>
      <text:p text:style-name="P3">Further reading</text:p>
      <text:p text:style-name="P4">Core libraries in Python</text:p>
      <text:p text:style-name="P2"><text:a xlink:type="simple" xlink:href="http://effbot.org/media/downloads/librarybook-core-modules.pdf">http://effbot.org/media/downloads/librarybook-core-modules.pdf</text:a></text:p>
      <text:p text:style-name="P2"/>
      <text:p text:style-name="P2"/>
      <text:p text:style-name="P2"/>
      <text:p text:style-name="Text_20_body"><text:span text:style-name="Emphasis"><text:span text:style-name="T2">If you </text:span></text:span><text:span text:style-name="Emphasis"><text:span text:style-name="Strong_20_Emphasis"><text:span text:style-name="T2">have</text:span></text:span></text:span><text:span text:style-name="Emphasis"><text:span text:style-name="T2"> been to a PyLadies meetup before, or the above instructions were way too easy for you</text:span></text:span><text:span text:style-name="Strong_20_Emphasis"><text:span text:style-name="T2">: </text:span></text:span></text:p>
      <text:p text:style-name="P2">Glad to have you back and awesome! Please take a few minutes to set up the TwitterAPI app. Open up a terminal (Terminal in Mac OS X, command.exe in Windows)</text:p>
      <text:p text:style-name="P2">Clone the TwitterAPI repo:</text:p>
      <text:p text:style-name="P7"><text:span text:style-name="T4"><text:s text:c="4"/>git clone </text:span><text:a xlink:type="simple" xlink:href="https://github.com/pyladiespdx/TwitterAPI.git" office:target-frame-name="_blank" xlink:show="new"><text:span text:style-name="T4">https://github.com/pyladiespdx/TwitterAPI.git</text:span></text:a></text:p>
      <text:p text:style-name="P2">or, if you have your SSH key set up:</text:p>
      <text:p text:style-name="P8"><text:s text:c="4"/>git clone git@github.com:pyladiespdx/TwitterAPI.git</text:p>
      <text:p text:style-name="P2">And then go through the instructions at:</text:p>
      <text:p text:style-name="Text_20_body"><text:a xlink:type="simple" xlink:href="https://github.com/pyladiespdx/TwitterAPI" office:target-frame-name="_blank" xlink:show="new"><text:span text:style-name="T2">https://github.com/pyladiespdx/TwitterAPI</text:span></text:a></text:p>
      <text:p text:style-name="P2">Here are the details that you can use for now to put into your 'config.py':</text:p>
      <text:p text:style-name="P6">import twitter</text:p>
      <text:p text:style-name="P8">api = twitter.Api(consumer_key='qhN19WJIpzkEJiFsOccFdA', consumer_secret='yfRLLonNu9i1o4sA9rzH6JEKOgNcyaMpq2oynt2A6io', access_token_key='305854397-8x1GT2pk6Wakg5LoHBVkY6SuLgKS3dmnsUEtYWAn', access_token_secret='M2nGNxD01mYx3ebN04pvK6F0wTbfdmLZjL3e42xE4')</text:p>
      <text:p text:style-name="P2">After you read the instructions on github that should make a bit more sense. :) If not, just ask when you get to class.</text:p>
      <text:p text:style-name="Text_20_body"><text:soft-page-break/><text:span text:style-name="Emphasis"><text:span text:style-name="T2">If </text:span></text:span><text:span text:style-name="Emphasis"><text:span text:style-name="Strong_20_Emphasis"><text:span text:style-name="T2">ALL OF THAT</text:span></text:span></text:span><text:span text:style-name="Emphasis"><text:span text:style-name="T2"> was easy as pie:</text:span></text:span></text:p>
      <text:p text:style-name="P2">You rock. Now, take a minute and set up your Twitter API credentials:</text:p>
      <text:list xml:id="list6322789351390742325" text:style-name="L1">
        <text:list-item>
          <text:p text:style-name="P14"><text:span text:style-name="T2">Go to: </text:span><text:a xlink:type="simple" xlink:href="https://dev.twitter.com/" office:target-frame-name="_blank" xlink:show="new"><text:span text:style-name="T2">https://dev.twitter.com/</text:span></text:a><text:span text:style-name="T2"> </text:span></text:p>
        </text:list-item>
        <text:list-item>
          <text:p text:style-name="P15">Sign In with your Twitter account (create a Twitter account if you don't have one already) </text:p>
        </text:list-item>
        <text:list-item>
          <text:p text:style-name="P14"><text:span text:style-name="T2">Go to: </text:span><text:a xlink:type="simple" xlink:href="https://dev.twitter.com/apps" office:target-frame-name="_blank" xlink:show="new"><text:span text:style-name="T2">https://dev.twitter.com/apps</text:span></text:a><text:span text:style-name="T2"> </text:span></text:p>
        </text:list-item>
        <text:list-item>
          <text:p text:style-name="P10">Click "Create a new application" and follow the instructions. </text:p>
        </text:list-item>
      </text:list>
      <text:p text:style-name="P2">Thanks for reading, and see you tonight!</text:p>
      <text:p text:style-name="P2"/>
      <text:p text:style-name="P2"/>
      <text:p text:style-name="P3">Post assessment</text:p>
      <text:p text:style-name="P4">Let us know how we did:</text:p>
      <text:p text:style-name="P1"><text:a xlink:type="simple" xlink:href="https://docs.google.com/forms/d/1SPz52DVRswh__bRnnKLSsX2c59xyHqchQVKk2xg8ido/viewform"><text:span text:style-name="T3">https://docs.google.com/forms/d/1SPz52DVRswh__bRnnKLSsX2c59xyHqchQVKk2xg8ido/viewform</text:span></text:a></text:p>
      <text:p text:style-name="P1"><text:span text:style-name="T3">or if you're typing this in: </text:span><text:a xlink:type="simple" xlink:href="http://bit.ly/Zrweq7"><text:span text:style-name="T3">http://bit.ly/Zrweq7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2-20T07:31:33</meta:creation-date>
    <dc:date>2014-01-13T07:21:19</dc:date>
    <dc:creator>Selena Deckelmann</dc:creator>
    <meta:editing-duration>P1DT22H34M55S</meta:editing-duration>
    <meta:editing-cycles>5</meta:editing-cycles>
    <meta:generator>OpenOffice/4.0.0$Unix OpenOffice.org_project/400m3$Build-9702</meta:generator>
    <meta:document-statistic meta:table-count="0" meta:image-count="0" meta:object-count="0" meta:page-count="2" meta:paragraph-count="37" meta:word-count="318" meta:character-count="2387"/>
  </office:meta>
</office:document-meta>
</file>